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319" officeooo:paragraph-rsid="00152319"/>
    </style:style>
    <style:style style:name="P2" style:family="paragraph" style:parent-style-name="Standard">
      <style:paragraph-properties fo:text-align="center" style:justify-single-word="false"/>
      <style:text-properties officeooo:rsid="00152319" officeooo:paragraph-rsid="00152319"/>
    </style:style>
    <style:style style:name="P3" style:family="paragraph" style:parent-style-name="Standard">
      <style:text-properties fo:font-size="9pt" officeooo:rsid="00152319" officeooo:paragraph-rsid="00152319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notes: A </text:p>
      <text:p text:style-name="P1"/>
      <text:p text:style-name="P1">Can be import modules such as import sqlite3</text:p>
      <text:p text:style-name="P1"/>
      <text:p text:style-name="P1">C.R.U.D : Create, Retrieve/Read, update, delete</text:p>
      <text:p text:style-name="P1"/>
      <text:p text:style-name="P2">There are two types of databases </text:p>
      <text:p text:style-name="P1"/>
      <text:p text:style-name="P3">-<text:span text:style-name="T1">Relational databases</text:span>: Kind of like a spreadsheet. </text:p>
      <text:p text:style-name="P3"/>
      <text:p text:style-name="P3">-<text:span text:style-name="T1">Non-relational (non-SQL)</text:span>: Organize data that is NOT from a TRADITIONAL table. They can be key-value stores, documents (JSON, XML ,ect), graphs, flexible tabl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4:36:37.998000000</meta:creation-date>
    <dc:date>2019-06-03T14:46:11.543000000</dc:date>
    <meta:editing-duration>PT9M34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6" meta:word-count="53" meta:character-count="349" meta:non-whitespace-character-count="299"/>
  </office:meta>
</office:document-meta>
</file>